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40000012CD2B397F5.png"/>
  <manifest:file-entry manifest:media-type="image/png" manifest:full-path="Pictures/1000000000000155000001312805718E.png"/>
  <manifest:file-entry manifest:media-type="image/gif" manifest:full-path="Pictures/10000000000000E6000000E6A0D2E5F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draw:marker-start-width="0.381cm" draw:marker-end="Arrow" draw:marker-end-width="0.279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203cm" draw:textarea-horizontal-align="center" draw:textarea-vertical-align="middle"/>
    </style:style>
    <style:style style:name="gr6" style:family="graphic" style:parent-style-name="standard">
      <style:graphic-properties draw:stroke="none" draw:fill-color="#e6e6e6" draw:textarea-horizontal-align="justify" draw:textarea-vertical-align="top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fo:min-height="0.376cm" fo:padding-top="0cm" fo:padding-bottom="0cm" fo:padding-left="0cm" fo:padding-right="0cm"/>
    </style:style>
    <style:style style:name="gr8" style:family="graphic" style:parent-style-name="standard">
      <style:graphic-properties draw:marker-end="Arrow" draw:marker-end-width="0.20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fo:min-height="0.336cm" fo:padding-top="0cm" fo:padding-bottom="0cm" fo:padding-left="0cm" fo:padding-right="0cm"/>
    </style:style>
    <style:style style:name="gr10" style:family="graphic" style:parent-style-name="standard">
      <style:graphic-properties draw:marker-start="Arrow" draw:marker-start-width="0.203cm" draw:marker-end="" draw:marker-end-width="0.203cm" draw:textarea-horizontal-align="center" draw:textarea-vertical-align="middle"/>
    </style:style>
    <style:style style:name="gr11" style:family="graphic" style:parent-style-name="standard">
      <style:graphic-properties draw:fill-color="#b3b3b3" draw:textarea-horizontal-align="justify" draw:textarea-vertical-align="top" draw:auto-grow-height="false"/>
    </style:style>
    <style:style style:name="gr12" style:family="graphic" style:parent-style-name="standard">
      <style:graphic-properties draw:fill-color="#ffffff" draw:textarea-horizontal-align="justify" draw:textarea-vertical-align="top" draw:auto-grow-height="false"/>
    </style:style>
    <style:style style:name="gr13" style:family="graphic" style:parent-style-name="standard">
      <style:graphic-properties svg:stroke-width="0.051cm" draw:marker-start="Arrow" draw:marker-start-width="0.229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draw:marker-start="Arrow" draw:marker-start-width="0.229cm" draw:marker-end="" draw:marker-end-width="0.229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fill-color="#e6e6e6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2pt" style:font-size-asian="12pt" style:font-size-complex="12pt"/>
    </style:style>
    <style:style style:name="P3" style:family="paragraph">
      <style:text-properties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family="'Bitstream Vera Sans'" style:font-family-generic="swiss" style:font-pitch="variable"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style:text-position="sub 58%" fo:font-family="'Bitstream Vera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text-position="sub 58%" fo:font-family="'Bitstream Vera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Bitstream Vera Sans'" style:font-family-generic="swiss" style:font-pitch="variable" fo:font-size="10pt" style:font-size-asian="10pt" style:font-size-complex="10pt"/>
    </style:style>
    <style:style style:name="T8" style:family="text">
      <style:text-properties style:text-position="sub 58%" fo:font-family="'Bitstream Vera Sans'" style:font-family-generic="swiss" style:font-pitch="variable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family="Arial" style:font-style-name="Normal" style:font-family-generic="swiss" style:font-pitch="variable" fo:font-size="10pt" fo:font-weight="normal" style:font-family-asian="Arial" style:font-style-name-asian="Normal" style:font-family-generic-asian="swiss" style:font-pitch-asian="variable" style:font-size-asian="10pt" style:font-weight-asian="normal" style:font-family-complex="Arial" style:font-style-name-complex="Normal" style:font-family-generic-complex="swiss" style:font-pitch-complex="variable" style:font-size-complex="10pt" style:font-weight-complex="normal"/>
    </style:style>
    <style:style style:name="T13" style:family="text">
      <style:text-properties fo:font-family="Arial" style:font-style-name="Normal" style:font-family-generic="swiss" style:font-pitch="variable" fo:font-size="15pt" fo:font-weight="bold" style:font-family-asian="Arial" style:font-style-name-asian="Normal" style:font-family-generic-asian="swiss" style:font-pitch-asian="variable" style:font-size-asian="15pt" style:font-weight-asian="bold" style:font-family-complex="Arial" style:font-style-name-complex="Normal" style:font-family-generic-complex="swiss" style:font-pitch-complex="variable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0" draw:layer="layout" svg:width="0.498cm" svg:height="0.419cm" svg:x="2.181cm" svg:y="2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1" draw:layer="layout" svg:width="0.475cm" svg:height="0.373cm" svg:x="0.61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0.509cm" svg:height="0.492cm" svg:x="2.124cm" svg:y="2.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" draw:layer="layout" svg:width="0.526cm" svg:height="0.509cm" svg:x="1.479cm" svg:y="2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" draw:layer="layout" svg:width="0.576cm" svg:height="0.559cm" svg:x="0.751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.547cm" svg:height="1.384cm" svg:x="0.425cm" svg:y="7.542cm">
          <draw:image xlink:href="Pictures/1000000000000155000001312805718E.png" xlink:type="simple" xlink:show="embed" xlink:actuate="onLoad">
            <text:p/>
          </draw:image>
        </draw:frame>
        <draw:frame draw:style-name="gr2" draw:text-style-name="P1" draw:id="id5" draw:layer="layout" svg:width="1.192cm" svg:height="1.568cm" draw:transform="rotate (1.5707963267946) translate (3.396cm 7.862cm)">
          <draw:image xlink:href="Pictures/10000201000000E40000012CD2B397F5.png" xlink:type="simple" xlink:show="embed" xlink:actuate="onLoad">
            <text:p/>
          </draw:image>
        </draw:frame>
        <draw:frame draw:style-name="gr2" draw:text-style-name="P1" draw:layer="layout" svg:width="1.699cm" svg:height="1.694cm" svg:x="6.046cm" svg:y="7.331cm">
          <draw:image xlink:href="Pictures/10000000000000E6000000E6A0D2E5F1.gif" xlink:type="simple" xlink:show="embed" xlink:actuate="onLoad">
            <text:p/>
          </draw:image>
        </draw:frame>
        <draw:line draw:style-name="gr3" draw:text-style-name="P1" draw:layer="layout" svg:x1="2.408cm" svg:y1="7.953cm" svg:x2="3.329cm" svg:y2="7.603cm">
          <text:p/>
        </draw:line>
        <draw:line draw:style-name="gr3" draw:text-style-name="P1" draw:layer="layout" svg:x1="4.995cm" svg:y1="7.566cm" svg:x2="5.916cm" svg:y2="8.027cm">
          <text:p/>
        </draw:line>
        <draw:custom-shape draw:style-name="gr4" draw:text-style-name="P2" draw:id="id3" draw:layer="layout" svg:width="2.21cm" svg:height="1.143cm" svg:x="6.008cm" svg:y="6.314cm">
          <text:p text:style-name="P1"><text:span text:style-name="T1">Load</text:span></text:p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218cm" svg:height="1.135cm" svg:x="0.285cm" svg:y="6.101cm">
          <text:p text:style-name="P1"><text:span text:style-name="T1">Charge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" draw:layer="layout" svg:width="2.218cm" svg:height="1.135cm" svg:x="0.284cm" svg:y="4.508cm">
          <text:p text:style-name="P1"><text:span text:style-name="T1">Charge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" draw:layer="layout" svg:width="2.218cm" svg:height="1.135cm" svg:x="6.016cm" svg:y="4.475cm">
          <text:p text:style-name="P1"><text:span text:style-name="T1">Load</text:span></text:p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.393cm" svg:y1="5.643cm" svg:x2="1.394cm" svg:y2="6.101cm" draw:start-shape="id1" draw:start-glue-point="2" svg:d="m1393 5643 1 458">
          <text:p/>
        </draw:connector>
        <draw:connector draw:style-name="gr5" draw:text-style-name="P1" draw:layer="layout" draw:type="line" svg:x1="7.125cm" svg:y1="5.61cm" svg:x2="7.113cm" svg:y2="6.314cm" draw:start-shape="id2" draw:start-glue-point="2" draw:end-shape="id3" draw:end-glue-point="0" svg:d="m7125 5610-12 704">
          <text:p/>
        </draw:connector>
        <draw:custom-shape draw:style-name="gr4" draw:text-style-name="P2" draw:id="id4" draw:layer="layout" svg:width="2.218cm" svg:height="1.135cm" svg:x="3.066cm" svg:y="4.493cm">
          <text:p text:style-name="P1"><text:span text:style-name="T1">Battery</text:span></text:p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175cm" svg:y1="5.628cm" svg:x2="4.18cm" svg:y2="6.67cm" draw:start-shape="id4" draw:start-glue-point="2" draw:end-shape="id5" svg:d="m4175 5628 5 1042">
          <text:p/>
        </draw:connector>
        <draw:custom-shape draw:style-name="gr6" draw:text-style-name="P2" draw:layer="layout" svg:width="2.762cm" svg:height="2.137cm" svg:x="0.339cm" svg:y="1.497cm">
          <text:p text:style-name="P1"><text:span text:style-name="T1">Shar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409cm" svg:height="0.524cm" svg:x="0.53cm" svg:y="2.96cm">
          <draw:text-box>
            <text:p><text:span text:style-name="T2">(C</text:span><text:span text:style-name="T3">n</text:span><text:span text:style-name="T2">, B</text:span><text:span text:style-name="T3">n</text:span><text:span text:style-name="T2">, L</text:span><text:span text:style-name="T3">n</text:span><text:span text:style-name="T2">)</text:span></text:p>
          </draw:text-box>
        </draw:frame>
        <draw:connector draw:style-name="gr8" draw:text-style-name="P1" draw:layer="layout" draw:line-skew="0.311cm" svg:x1="1.393cm" svg:y1="4.508cm" svg:x2="1.039cm" svg:y2="3.464cm" draw:start-shape="id1" draw:start-glue-point="0" draw:end-shape="id6" draw:end-glue-point="2" svg:d="m1393 4508v-212h-354v-832">
          <text:p/>
        </draw:connector>
        <draw:connector draw:style-name="gr8" draw:text-style-name="P1" draw:layer="layout" draw:line-skew="0.344cm" svg:x1="4.175cm" svg:y1="4.493cm" svg:x2="1.742cm" svg:y2="3.481cm" draw:start-shape="id4" draw:start-glue-point="0" draw:end-shape="id7" draw:end-glue-point="2" svg:d="m4175 4493v-163h-2433v-849">
          <text:p/>
        </draw:connector>
        <draw:connector draw:style-name="gr8" draw:text-style-name="P1" draw:layer="layout" draw:line-skew="0.17cm 0.758cm 0.16cm" svg:x1="7.125cm" svg:y1="4.475cm" svg:x2="2.378cm" svg:y2="3.482cm" draw:start-shape="id2" draw:start-glue-point="0" draw:end-shape="id8" draw:end-glue-point="2" svg:d="m7125 4475v-332h-2043v0h-2704v-661">
          <text:p/>
        </draw:connector>
        <draw:frame draw:style-name="gr7" draw:text-style-name="P4" draw:layer="layout" svg:width="2.409cm" svg:height="0.524cm" svg:x="0.446cm" svg:y="2.145cm">
          <draw:text-box>
            <text:p><text:span text:style-name="T4">(C</text:span><text:span text:style-name="T5">0</text:span><text:span text:style-name="T4">, B</text:span><text:span text:style-name="T5">0</text:span><text:span text:style-name="T4">, L</text:span><text:span text:style-name="T5">0</text:span><text:span text:style-name="T4">)</text:span></text:p>
          </draw:text-box>
        </draw:frame>
        <draw:frame draw:style-name="gr9" draw:text-style-name="P5" draw:layer="layout" svg:width="2.409cm" svg:height="0.581cm" svg:x="0.498cm" svg:y="2.325cm">
          <draw:text-box>
            <text:p><text:span text:style-name="T6">. . .</text:span></text:p>
          </draw:text-box>
        </draw:frame>
        <draw:custom-shape draw:style-name="gr4" draw:text-style-name="P2" draw:id="id9" draw:layer="layout" svg:width="1.897cm" svg:height="1.135cm" svg:x="0.725cm" svg:y="0.122cm">
          <text:p text:style-name="P1"><text:span text:style-name="T1">Data</text:span></text:p>
          <text:p text:style-name="P1"><text:span text:style-name="T1">Sha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2.622cm" svg:y1="0.689cm" svg:x2="2.679cm" svg:y2="2.378cm" draw:start-shape="id9" draw:end-shape="id10" draw:end-glue-point="1" svg:d="m2622 689h558v1689h-501">
          <text:p/>
        </draw:connector>
        <draw:connector draw:style-name="gr10" draw:text-style-name="P1" draw:layer="layout" svg:x1="0.725cm" svg:y1="0.689cm" svg:x2="0.61cm" svg:y2="3.194cm" draw:start-shape="id9" draw:start-glue-point="3" draw:end-shape="id11" draw:end-glue-point="3" svg:d="m725 689h-617v2505h502">
          <text:p/>
        </draw:connector>
        <draw:custom-shape draw:style-name="gr11" draw:text-style-name="P2" draw:layer="layout" svg:width="2.008cm" svg:height="2.063cm" svg:x="6.195cm" svg:y="1.832cm">
          <text:p text:style-name="P1"><text:span text:style-name="T1">Client</text:span></text:p>
          <text:p text:style-name="P1"><text:span text:style-name="T1">State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56cm" svg:height="0.702cm" svg:x="6.269cm" svg:y="3.007cm">
          <text:p text:style-name="P1"><text:span text:style-name="T7">(s</text:span><text:span text:style-name="T8">0</text:span><text:span text:style-name="T7">,s</text:span><text:span text:style-name="T8">1</text:span><text:span text:style-name="T7">,s</text:span><text:span text:style-name="T8">2</text:span><text:span text:style-name="T7">...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312cm" svg:height="1.322cm" svg:x="3.376cm" svg:y="2.683cm">
          <text:p text:style-name="P1"><text:span text:style-name="T9">Energy </text:span></text:p>
          <text:p text:style-name="P1"><text:span text:style-name="T9">Objective</text:span></text:p>
          <text:p text:style-name="P1"><text:span text:style-name="T9">Function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.679cm" svg:y1="2.767cm" svg:x2="3.376cm" svg:y2="3.388cm">
          <text:p/>
        </draw:line>
        <draw:line draw:style-name="gr14" draw:text-style-name="P1" draw:layer="layout" svg:x1="5.663cm" svg:y1="3.301cm" svg:x2="6.219cm" svg:y2="3.301cm">
          <text:p/>
        </draw:line>
        <draw:custom-shape draw:style-name="gr4" draw:text-style-name="P7" draw:layer="layout" svg:width="2.35cm" svg:height="0.914cm" svg:x="3.722cm" svg:y="1.657cm">
          <text:p text:style-name="P1"><text:span text:style-name="T9">Application</text:span></text:p>
          <text:p text:style-name="P1"><text:span text:style-name="T9">Util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785cm" svg:height="1.348cm" svg:x="3.351cm" svg:y="0.173cm">
          <text:p text:style-name="P1"><text:span text:style-name="T10">IDEA Optimizer</text:span></text:p>
          <text:p text:style-name="P1"><text:span text:style-name="T11">O(L(S), B, C)</text:span><text:span text:style-name="T12">α + u(S)(1 - α)</text:span><text:span text:style-name="T13"> 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.524cm" svg:y1="1.508cm" svg:x2="3.524cm" svg:y2="2.658cm">
          <text:p/>
        </draw:line>
        <draw:line draw:style-name="gr14" draw:text-style-name="P1" draw:layer="layout" svg:x1="3.524cm" svg:y1="1.508cm" svg:x2="3.524cm" svg:y2="2.794cm">
          <text:p/>
        </draw:line>
        <draw:line draw:style-name="gr14" draw:text-style-name="P1" draw:layer="layout" svg:x1="6.269cm" svg:y1="1.409cm" svg:x2="5.96cm" svg:y2="1.805cm">
          <text:p/>
        </draw:line>
        <draw:line draw:style-name="gr14" draw:text-style-name="P1" draw:layer="layout" svg:x1="6.27cm" svg:y1="1.409cm" svg:x2="5.961cm" svg:y2="1.805cm">
          <text:p/>
        </draw:line>
        <draw:line draw:style-name="gr14" draw:text-style-name="P1" draw:layer="layout" svg:x1="7.95cm" svg:y1="2.164cm" svg:x2="7.94cm" svg:y2="0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8T14:24:39</meta:creation-date>
    <dc:date>2010-04-14T21:36:43</dc:date>
    <meta:editing-duration>PT01H39M47S</meta:editing-duration>
    <meta:editing-cycles>21</meta:editing-cycles>
    <meta:generator>OpenOffice.org/3.2$Linux OpenOffice.org_project/320m12$Build-9483</meta:generator>
    <meta:document-statistic meta:object-count="40"/>
  </office:meta>
</office:document-meta>
</file>